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7000000B391E95B74105C27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GoBack"/><draw:frame draw:style-name="fr1" draw:name="Изображение1" text:anchor-type="char" svg:x="-2.762cm" svg:y="10.081cm" svg:width="27.633cm" svg:height="5.678cm" draw:z-index="0" draw:transform="translate (-11.0545cm -12.92cm) rotate (1.5707963267949) translate (11.0545cm 12.92cm)"><draw:image xlink:href="Pictures/1000000000000367000000B391E95B74105C2754.png" xlink:type="simple" xlink:show="embed" xlink:actuate="onLoad" draw:mime-type="image/png"/></draw:frame><text:bookmark-end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ван</meta:initial-creator>
    <meta:editing-cycles>3</meta:editing-cycles>
    <meta:creation-date>2024-04-23T04:52:00</meta:creation-date>
    <dc:date>2024-05-08T10:39:35.105734113</dc:date>
    <meta:editing-duration>PT5M28S</meta:editing-duration>
    <meta:generator>LibreOffice/7.5.6.2$Linux_X86_64 LibreOffice_project/5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Normal" xlink:href=""/>
  </office:meta>
</office:document-meta>
</file>